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5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8" style:family="paragraph" style:parent-style-name="Heading_20_1">
      <style:text-properties fo:language="ru" fo:country="RU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P20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1c1fb"/>
    </style:style>
    <style:style style:name="T5" style:family="text">
      <style:text-properties fo:language="en" fo:country="US" officeooo:rsid="0033591c"/>
    </style:style>
    <style:style style:name="T6" style:family="text">
      <style:text-properties fo:language="en" fo:country="US" officeooo:rsid="0035c63c"/>
    </style:style>
    <style:style style:name="T7" style:family="text">
      <style:text-properties fo:language="en" fo:country="US" officeooo:rsid="003763d6"/>
    </style:style>
    <style:style style:name="T8" style:family="text">
      <style:text-properties fo:font-weight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cbff2"/>
    </style:style>
    <style:style style:name="T11" style:family="text">
      <style:text-properties fo:language="ru" fo:country="RU" officeooo:rsid="002e9c67"/>
    </style:style>
    <style:style style:name="T12" style:family="text">
      <style:text-properties fo:language="ru" fo:country="RU" officeooo:rsid="0030faf0"/>
    </style:style>
    <style:style style:name="T13" style:family="text">
      <style:text-properties fo:language="ru" fo:country="RU" officeooo:rsid="003106dc"/>
    </style:style>
    <style:style style:name="T14" style:family="text">
      <style:text-properties fo:language="ru" fo:country="RU" officeooo:rsid="0031c1fb"/>
    </style:style>
    <style:style style:name="T15" style:family="text">
      <style:text-properties fo:language="ru" fo:country="RU" officeooo:rsid="0033591c"/>
    </style:style>
    <style:style style:name="T16" style:family="text">
      <style:text-properties fo:language="ru" fo:country="RU" officeooo:rsid="0035c63c"/>
    </style:style>
    <style:style style:name="T17" style:family="text">
      <style:text-properties fo:language="ru" fo:country="RU" officeooo:rsid="003763d6"/>
    </style:style>
    <style:style style:name="T18" style:family="text">
      <style:text-properties officeooo:rsid="0019a6ab"/>
    </style:style>
    <style:style style:name="T19" style:family="text">
      <style:text-properties style:text-line-through-style="solid" style:text-line-through-type="single" officeooo:rsid="0019a6ab"/>
    </style:style>
    <style:style style:name="T20" style:family="text">
      <style:text-properties style:text-line-through-style="none" style:text-line-through-type="none" officeooo:rsid="0019a6ab"/>
    </style:style>
    <style:style style:name="T21" style:family="text">
      <style:text-properties officeooo:rsid="001d090e"/>
    </style:style>
    <style:style style:name="T22" style:family="text">
      <style:text-properties officeooo:rsid="0024f85f"/>
    </style:style>
    <style:style style:name="T23" style:family="text">
      <style:text-properties style:font-name="Consolas" fo:font-weight="bold" style:font-weight-asian="bold" style:font-weight-complex="bold"/>
    </style:style>
    <style:style style:name="T24" style:family="text">
      <style:text-properties officeooo:rsid="002cbff2"/>
    </style:style>
    <style:style style:name="T25" style:family="text">
      <style:text-properties officeooo:rsid="002e9c67"/>
    </style:style>
    <style:style style:name="T26" style:family="text">
      <style:text-properties officeooo:rsid="0030faf0"/>
    </style:style>
    <style:style style:name="T27" style:family="text">
      <style:text-properties officeooo:rsid="003106dc"/>
    </style:style>
    <style:style style:name="T28" style:family="text">
      <style:text-properties officeooo:rsid="0031c1fb"/>
    </style:style>
    <style:style style:name="T29" style:family="text">
      <style:text-properties officeooo:rsid="0033591c"/>
    </style:style>
    <style:style style:name="T30" style:family="text">
      <style:text-properties officeooo:rsid="0035c63c"/>
    </style:style>
    <style:style style:name="T31" style:family="text">
      <style:text-properties officeooo:rsid="003763d6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СТВО</text:p>
      <text:p text:style-name="P4">по программному комплексу «<text:span text:style-name="T1">pyPC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5">Оглавление</text:p>
        </text:section>
        <text:p text:style-name="P1"><text:a xlink:type="simple" xlink:href="#__RefHeading__113_806256751">Благодарности 0</text:a></text:p>
        <text:p text:style-name="P1"><text:a xlink:type="simple" xlink:href="#__RefHeading__107_806256751">Для кого это чудо 0</text:a></text:p>
        <text:p text:style-name="P1"><text:a xlink:type="simple" xlink:href="#__RefHeading__109_806256751">История создания 0</text:a></text:p>
      </text:section>
      <text:p text:style-name="P2"/>
      <text:p text:style-name="P2"/>
      <text:p text:style-name="P2"/>
      <text:p text:style-name="P19"><text:bookmark-start text:name="__RefHeading__113_806256751"/>Благодарности<text:bookmark-end text:name="__RefHeading__113_806256751"/></text:p>
      <text:p text:style-name="P6">Традиционно автор желает выразить благодарности.</text:p>
      <text:p text:style-name="P6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6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6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6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6">Без <text:span text:style-name="T8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6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6">Огромная благодарность для <text:span text:style-name="T8">Гвидо Ван Россум</text:span>. Это лучший диктатор в мире? <text:span text:style-name="T18">И лучший специалист по рептилиям и сериалам про цирк</text:span>!</text:p>
      <text:p text:style-name="P6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6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8">(да, этим ребятам тоже отдельное спасибо)</text:span>.</text:p>
      <text:p text:style-name="P16"/>
      <text:p text:style-name="P18"><text:bookmark-start text:name="__RefHeading__107_806256751"/>Для кого это чудо<text:bookmark-end text:name="__RefHeading__107_806256751"/></text:p>
      <text:p text:style-name="P6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6">Просьба не кидаться какашками, программу автор пилит не за деньги, вознаграждения не просит, на медаль не надеется. <text:span text:style-name="T18">Если чего-то не хватает – допилите! (или </text:span><text:span text:style-name="T19">проспонсируйте </text:span><text:span text:style-name="T20">мотивируйте</text:span><text:span text:style-name="T18"> автора).</text:span></text:p>
      <text:p text:style-name="P16"/>
      <text:p text:style-name="P18"><text:bookmark-start text:name="__RefHeading__109_806256751"/>История создания<text:bookmark-end text:name="__RefHeading__109_806256751"/></text:p>
      <text:p text:style-name="P6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6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6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21">у</text:span> – с вероятностью близкой к 100% можно заяв<text:span text:style-name="T21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21">не </text:span>сможет даже далеко не самый глупый программист.</text:p>
      <text:p text:style-name="P6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6"/>
      <text:p text:style-name="P6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21">)</text:span> добавить какую-либо железяку – у него должна быть такая возможность.</text:p>
      <text:p text:style-name="P16"/>
      <text:p text:style-name="P18">Как это всё устроено?</text:p>
      <text:p text:style-name="P15">pyPC <text:span text:style-name="T9">представляет из себя виртуальный компьютер. Это означает, что внутри реального компьютера </text:span>pyPC 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Система команд ЦП</text:p>
      <text:p text:style-name="P6">Ниже приводятся доступные команды ЦП</text:p>
      <text:p text:style-name="P17"><text:span text:style-name="T9">0. </text:span>A.set(A)</text:p>
      <text:p text:style-name="P7">Команда устанавливает регистр А значением содержащимся в самом <text:soft-page-break/>регистре А <text:span text:style-name="T22">(фактически не меняет содержимое).</text:span></text:p>
      <text:p text:style-name="P17">1. A.add(A)</text:p>
      <text:p text:style-name="P8">Добавляет в регистр А содержимое регистра А (фактически удвоение содержимого).</text:p>
      <text:p text:style-name="P17">2. A.sub(A)</text:p>
      <text:p text:style-name="P8">Вычитает содержимое регистра А содержимым регистра А (фактически обнуление).</text:p>
      <text:p text:style-name="P17">3. A.inc(A)</text:p>
      <text:p text:style-name="P9">Складывает содержимое регистра А с содержимым самого регистра (фактически возведение в квадрат).</text:p>
      <text:p text:style-name="P17">4. A.dec(A)</text:p>
      <text:p text:style-name="P10">Вычитает из содержимого регистра А его содержимое (фактически обнуление).</text:p>
      <text:p text:style-name="P17">5. A.not(A)</text:p>
      <text:p text:style-name="P10">Инверсия содержимого регистра А его содержимым.</text:p>
      <text:p text:style-name="P15">6. <text:span text:style-name="T23">A.xor(A)</text:span></text:p>
      <text:p text:style-name="P11">Исключающее ИЛИ регистра А его содержимым (фактически обнуление).</text:p>
      <text:p text:style-name="P15">7. <text:span text:style-name="T23">A.or(A)</text:span></text:p>
      <text:p text:style-name="P11">Логическое ИЛИ регистра А с его содержимым (не влияет на содержание).</text:p>
      <text:p text:style-name="P17">8. A.and(A)</text:p>
      <text:p text:style-name="P11">Логическое И регистра А с его содержимым (не влияет на содержание).</text:p>
      <text:p text:style-name="P17">9. A.shr(A)</text:p>
      <text:p text:style-name="P12">Правый сдвиг содержимого регистра А в регистре А.</text:p>
      <text:p text:style-name="P17">10. A.shl(A)</text:p>
      <text:p text:style-name="P12">Левый сдвиг содержимого регистра А в регистре А.</text:p>
      <text:p text:style-name="P17">11. A.set(n)</text:p>
      <text:p text:style-name="P12">Установка регистра А числом <text:span text:style-name="T1">n.</text:span></text:p>
      <text:p text:style-name="P17">12. A.add(n)</text:p>
      <text:p text:style-name="P13">Сложить регистр А с числом <text:span text:style-name="T1">n.</text:span></text:p>
      <text:p text:style-name="P17">13. A.sub(n)</text:p>
      <text:p text:style-name="P13">Вычесть из регистра А число <text:span text:style-name="T1">n</text:span></text:p>
      <text:p text:style-name="P17">14. A.not(n)</text:p>
      <text:p text:style-name="P13">Занести в регистр А инверсию числа <text:span text:style-name="T1">n.</text:span></text:p>
      <text:p text:style-name="P17">15. A.xor(n)</text:p>
      <text:p text:style-name="P14">Исключающее ИЛИ регистра А с числом <text:span text:style-name="T1">n.</text:span></text:p>
      <text:p text:style-name="P31">16. <text:span text:style-name="T24">A.or(n)</text:span></text:p>
      <text:p text:style-name="P39"><text:span text:style-name="T1">Логическое </text:span><text:span text:style-name="T24">ИЛИ</text:span><text:span text:style-name="T1"> регистра А с числом n.</text:span></text:p>
      <text:p text:style-name="P31"><text:span text:style-name="T24">17. </text:span>A.and(n)</text:p>
      <text:p text:style-name="P14">Логическое сложение регистра А с числом <text:span text:style-name="T1">n.</text:span></text:p>
      <text:p text:style-name="P31"><text:span text:style-name="T24">1</text:span><text:span text:style-name="T10">8</text:span><text:span text:style-name="T24">. </text:span>A.<text:span text:style-name="T24">set</text:span>(n<text:span text:style-name="T24">n</text:span>)</text:p>
      <text:p text:style-name="P22"><text:span text:style-name="T24">Установка </text:span>регистра А <text:span text:style-name="T24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31"><text:span text:style-name="T24">19. </text:span>A.<text:span text:style-name="T24">add</text:span>(n<text:span text:style-name="T24">n</text:span>)</text:p>
      <text:p text:style-name="P22"><text:span text:style-name="T24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10">20</text:span><text:span text:style-name="T24">. </text:span>A.<text:span text:style-name="T24">sub</text:span>(n<text:span text:style-name="T24">n</text:span>)</text:p>
      <text:p text:style-name="P22"><text:span text:style-name="T24">Вычитание</text:span><text:span text:style-name="T3"> регистра А значением, хранящимся по адресу [nn].</text:span></text:p>
      <text:p text:style-name="P32"><text:span text:style-name="T11">2</text:span><text:span text:style-name="T24">1. </text:span>A.<text:span text:style-name="T25">inc</text:span>(n<text:span text:style-name="T24">n</text:span>)</text:p>
      <text:p text:style-name="P23"><text:span text:style-name="T25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3"><text:span text:style-name="T11">2</text:span><text:span text:style-name="T12">2</text:span><text:span text:style-name="T24">. </text:span>A.<text:span text:style-name="T26">dec</text:span>(n<text:span text:style-name="T24">n</text:span>)</text:p>
      <text:p text:style-name="P24"><text:soft-page-break/><text:span text:style-name="T26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4"><text:span text:style-name="T11">2</text:span><text:span text:style-name="T13">3</text:span><text:span text:style-name="T24">. </text:span>A.<text:span text:style-name="T27">not</text:span>(n<text:span text:style-name="T24">n</text:span>)</text:p>
      <text:p text:style-name="P25"><text:span text:style-name="T27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4"><text:span text:style-name="T11">2</text:span><text:span text:style-name="T13">4</text:span><text:span text:style-name="T24">. </text:span>A.<text:span text:style-name="T28">xor</text:span>(n<text:span text:style-name="T24">n</text:span>)</text:p>
      <text:p text:style-name="P25"><text:span text:style-name="T28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5"><text:span text:style-name="T11">2</text:span><text:span text:style-name="T14">5</text:span><text:span text:style-name="T24">. </text:span>A.<text:span text:style-name="T28">or</text:span>(n<text:span text:style-name="T24">n</text:span>)</text:p>
      <text:p text:style-name="P26"><text:span text:style-name="T28">Логическое сложение</text:span> регистра А <text:s/><text:span text:style-name="T24">значением, хранящимся по адресу [n</text:span>n<text:span text:style-name="T24">]</text:span>.</text:p>
      <text:p text:style-name="P36"><text:span text:style-name="T11">2</text:span><text:span text:style-name="T16">7</text:span><text:span text:style-name="T24">. </text:span>A.<text:span text:style-name="T30">shr</text:span>(n<text:span text:style-name="T24">n</text:span>)</text:p>
      <text:p text:style-name="P27"><text:span text:style-name="T30">Сдвиг вправо</text:span> регистра А <text:span text:style-name="T30">на 1 бит</text:span> <text:span text:style-name="T24">значением, хранящимся по адресу [n</text:span>n<text:span text:style-name="T24">]</text:span>.</text:p>
      <text:p text:style-name="P37"><text:span text:style-name="T11">2</text:span><text:span text:style-name="T16">8</text:span><text:span text:style-name="T24">. </text:span>A.<text:span text:style-name="T30">shl</text:span>(n<text:span text:style-name="T24">n</text:span>)</text:p>
      <text:p text:style-name="P28"><text:span text:style-name="T30">Сдвиг влево</text:span> регистра А <text:span text:style-name="T30">на 1 бит</text:span> <text:span text:style-name="T24">значением, хранящимся по адресу [n</text:span>n<text:span text:style-name="T24">]</text:span>.</text:p>
      <text:p text:style-name="P38"><text:span text:style-name="T11">2</text:span><text:span text:style-name="T17">9</text:span><text:span text:style-name="T24">. </text:span>A.<text:span text:style-name="T31">getf</text:span>()</text:p>
      <text:p text:style-name="P29"><text:span text:style-name="T31">Получить флаги регистра А в значение регистра А</text:span>.</text:p>
      <text:p text:style-name="P38"><text:span text:style-name="T17">30</text:span><text:span text:style-name="T24">. </text:span>A.<text:span text:style-name="T31">setf</text:span>()</text:p>
      <text:p text:style-name="P29"><text:span text:style-name="T31">Установить флаги регистра А значением регистра А</text:span>.</text:p>
      <text:p text:style-name="P30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5T13:47:32.305000000</dc:date>
    <meta:editing-duration>PT10H55M10S</meta:editing-duration>
    <meta:editing-cycles>20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91" meta:word-count="966" meta:character-count="6795" meta:non-whitespace-character-count="5907"/>
    <meta:user-defined meta:name="Язык">russian</meta:user-defined>
  </office:meta>
</office:document-meta>
</file>